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fe7f5" draw:fill="solid" draw:fill-color="#cfe7f5" draw:textarea-vertical-align="middle"/>
    </style:style>
    <style:style style:name="gr2" style:family="graphic" style:parent-style-name="objectwithoutfill">
      <style:graphic-properties svg:stroke-color="#99ccff" draw:fill="none" draw:textarea-vertical-align="middl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891cm" svg:height="3.556cm" svg:x="1.127cm" svg:y="1.054cm">
          <text:p/>
        </draw:rect>
        <draw:line draw:style-name="gr2" draw:text-style-name="P1" draw:layer="layout" svg:x1="1.552cm" svg:y1="3.444cm" svg:x2="17.999cm" svg:y2="3.444cm">
          <text:p/>
        </draw:line>
        <draw:line draw:style-name="gr2" draw:text-style-name="P1" draw:layer="layout" svg:x1="1.551cm" svg:y1="2.17cm" svg:x2="17.999cm" svg:y2="2.17cm">
          <text:p/>
        </draw:line>
        <draw:line draw:style-name="gr3" draw:text-style-name="P1" draw:layer="layout" svg:x1="3.71cm" svg:y1="3.44cm" svg:x2="4.98cm" svg:y2="3.44cm">
          <text:p/>
        </draw:line>
        <draw:line draw:style-name="gr3" draw:text-style-name="P1" draw:layer="layout" svg:x1="3.71cm" svg:y1="2.17cm" svg:x2="1.551cm" svg:y2="2.17cm">
          <text:p/>
        </draw:line>
        <draw:frame draw:style-name="gr4" draw:text-style-name="P2" draw:layer="layout" svg:width="0.739cm" svg:height="0.725cm" svg:x="0.989cm" svg:y="3.096cm">
          <draw:text-box>
            <text:p><text:span text:style-name="T1">0</text:span></text:p>
          </draw:text-box>
        </draw:frame>
        <draw:frame draw:style-name="gr4" draw:text-style-name="P2" draw:layer="layout" svg:width="0.739cm" svg:height="0.725cm" svg:x="0.989cm" svg:y="1.826cm">
          <draw:text-box>
            <text:p><text:span text:style-name="T1">1</text:span></text:p>
          </draw:text-box>
        </draw:frame>
        <draw:line draw:style-name="gr2" draw:text-style-name="P1" draw:layer="layout" svg:x1="2.44cm" svg:y1="1.889cm" svg:x2="2.44cm" svg:y2="3.667cm">
          <text:p/>
        </draw:line>
        <draw:line draw:style-name="gr2" draw:text-style-name="P1" draw:layer="layout" svg:x1="3.74cm" svg:y1="1.889cm" svg:x2="3.74cm" svg:y2="3.667cm">
          <text:p/>
        </draw:line>
        <draw:line draw:style-name="gr2" draw:text-style-name="P1" draw:layer="layout" svg:x1="4.982cm" svg:y1="1.889cm" svg:x2="4.982cm" svg:y2="3.667cm">
          <text:p/>
        </draw:line>
        <draw:line draw:style-name="gr2" draw:text-style-name="P1" draw:layer="layout" svg:x1="6.238cm" svg:y1="1.889cm" svg:x2="6.238cm" svg:y2="3.667cm">
          <text:p/>
        </draw:line>
        <draw:line draw:style-name="gr2" draw:text-style-name="P1" draw:layer="layout" svg:x1="7.538cm" svg:y1="1.889cm" svg:x2="7.538cm" svg:y2="3.667cm">
          <text:p/>
        </draw:line>
        <draw:line draw:style-name="gr2" draw:text-style-name="P1" draw:layer="layout" svg:x1="8.81cm" svg:y1="1.889cm" svg:x2="8.81cm" svg:y2="3.667cm">
          <text:p/>
        </draw:line>
        <draw:line draw:style-name="gr2" draw:text-style-name="P1" draw:layer="layout" svg:x1="10.068cm" svg:y1="1.889cm" svg:x2="10.068cm" svg:y2="3.667cm">
          <text:p/>
        </draw:line>
        <draw:line draw:style-name="gr2" draw:text-style-name="P1" draw:layer="layout" svg:x1="11.326cm" svg:y1="1.889cm" svg:x2="11.326cm" svg:y2="3.667cm">
          <text:p/>
        </draw:line>
        <draw:line draw:style-name="gr2" draw:text-style-name="P1" draw:layer="layout" svg:x1="12.598cm" svg:y1="1.889cm" svg:x2="12.598cm" svg:y2="3.667cm">
          <text:p/>
        </draw:line>
        <draw:line draw:style-name="gr2" draw:text-style-name="P1" draw:layer="layout" svg:x1="13.87cm" svg:y1="1.889cm" svg:x2="13.87cm" svg:y2="3.667cm">
          <text:p/>
        </draw:line>
        <draw:frame draw:style-name="gr5" draw:text-style-name="P3" draw:layer="layout" svg:width="1.751cm" svg:height="1.029cm" svg:x="1.732cm" svg:y="1.223cm">
          <draw:text-box>
            <text:p text:style-name="P3"><text:span text:style-name="T2">Canal inactivo</text:span></text:p>
          </draw:text-box>
        </draw:frame>
        <draw:frame draw:style-name="gr5" draw:text-style-name="P3" draw:layer="layout" svg:width="1.751cm" svg:height="1.029cm" svg:x="3.583cm" svg:y="1.268cm">
          <draw:text-box>
            <text:p text:style-name="P3"><text:span text:style-name="T2">Bit de</text:span></text:p>
            <text:p text:style-name="P3"><text:span text:style-name="T2">start</text:span></text:p>
          </draw:text-box>
        </draw:frame>
        <draw:frame draw:style-name="gr5" draw:text-style-name="P3" draw:layer="layout" svg:width="1.751cm" svg:height="1.029cm" svg:x="14.994cm" svg:y="1.268cm">
          <draw:text-box>
            <text:p text:style-name="P3"><text:span text:style-name="T2">Bit de</text:span></text:p>
            <text:p text:style-name="P3"><text:span text:style-name="T2">stop</text:span></text:p>
          </draw:text-box>
        </draw:frame>
        <draw:frame draw:style-name="gr6" draw:text-style-name="P3" draw:layer="layout" svg:width="4.037cm" svg:height="1.807cm" svg:x="8.109cm" svg:y="0.998cm">
          <draw:text-box>
            <text:p text:style-name="P3"><text:span text:style-name="T2">Dato = 'a' = 01100001</text:span></text:p>
          </draw:text-box>
        </draw:frame>
        <draw:frame draw:style-name="gr5" draw:text-style-name="P3" draw:layer="layout" svg:width="1.116cm" svg:height="0.64cm" svg:x="5.134cm" svg:y="1.53cm">
          <draw:text-box>
            <text:p text:style-name="P3"><text:span text:style-name="T2">bit0</text:span></text:p>
          </draw:text-box>
        </draw:frame>
        <draw:line draw:style-name="gr2" draw:text-style-name="P1" draw:layer="layout" svg:x1="15.144cm" svg:y1="1.889cm" svg:x2="15.144cm" svg:y2="3.667cm">
          <text:p/>
        </draw:line>
        <draw:line draw:style-name="gr2" draw:text-style-name="P1" draw:layer="layout" svg:x1="16.418cm" svg:y1="1.889cm" svg:x2="16.418cm" svg:y2="3.667cm">
          <text:p/>
        </draw:line>
        <draw:frame draw:style-name="gr5" draw:text-style-name="P3" draw:layer="layout" svg:width="1.751cm" svg:height="1.029cm" svg:x="1.733cm" svg:y="1.224cm">
          <draw:text-box>
            <text:p text:style-name="P3"><text:span text:style-name="T2">Canal inactivo</text:span></text:p>
          </draw:text-box>
        </draw:frame>
        <draw:frame draw:style-name="gr7" draw:text-style-name="P3" draw:layer="layout" svg:width="1.753cm" svg:height="1.029cm" svg:x="16.246cm" svg:y="1.224cm">
          <draw:text-box>
            <text:p text:style-name="P3"><text:span text:style-name="T2">Canal inactivo</text:span></text:p>
          </draw:text-box>
        </draw:frame>
        <draw:frame draw:style-name="gr5" draw:text-style-name="P3" draw:layer="layout" svg:width="1.116cm" svg:height="0.64cm" svg:x="6.334cm" svg:y="1.53cm">
          <draw:text-box>
            <text:p text:style-name="P3"><text:span text:style-name="T2">bit1</text:span></text:p>
          </draw:text-box>
        </draw:frame>
        <draw:frame draw:style-name="gr5" draw:text-style-name="P3" draw:layer="layout" svg:width="1.116cm" svg:height="0.64cm" svg:x="7.634cm" svg:y="1.53cm">
          <draw:text-box>
            <text:p text:style-name="P3"><text:span text:style-name="T2">bit2</text:span></text:p>
          </draw:text-box>
        </draw:frame>
        <draw:frame draw:style-name="gr5" draw:text-style-name="P3" draw:layer="layout" svg:width="1.116cm" svg:height="0.64cm" svg:x="8.834cm" svg:y="1.53cm">
          <draw:text-box>
            <text:p text:style-name="P3"><text:span text:style-name="T2">bit3</text:span></text:p>
          </draw:text-box>
        </draw:frame>
        <draw:frame draw:style-name="gr5" draw:text-style-name="P3" draw:layer="layout" svg:width="1.116cm" svg:height="0.64cm" svg:x="10.134cm" svg:y="1.53cm">
          <draw:text-box>
            <text:p text:style-name="P3"><text:span text:style-name="T2">bit4</text:span></text:p>
          </draw:text-box>
        </draw:frame>
        <draw:frame draw:style-name="gr5" draw:text-style-name="P3" draw:layer="layout" svg:width="1.116cm" svg:height="0.64cm" svg:x="11.434cm" svg:y="1.53cm">
          <draw:text-box>
            <text:p text:style-name="P3"><text:span text:style-name="T2">bit5</text:span></text:p>
          </draw:text-box>
        </draw:frame>
        <draw:frame draw:style-name="gr5" draw:text-style-name="P3" draw:layer="layout" svg:width="1.116cm" svg:height="0.64cm" svg:x="12.734cm" svg:y="1.53cm">
          <draw:text-box>
            <text:p text:style-name="P3"><text:span text:style-name="T2">Bit6</text:span></text:p>
          </draw:text-box>
        </draw:frame>
        <draw:frame draw:style-name="gr5" draw:text-style-name="P3" draw:layer="layout" svg:width="1.116cm" svg:height="0.64cm" svg:x="13.834cm" svg:y="1.53cm">
          <draw:text-box>
            <text:p text:style-name="P3"><text:span text:style-name="T2">Bit7</text:span></text:p>
          </draw:text-box>
        </draw:frame>
        <draw:line draw:style-name="gr3" draw:text-style-name="P1" draw:layer="layout" svg:x1="4.971cm" svg:y1="2.166cm" svg:x2="6.241cm" svg:y2="2.166cm">
          <text:p/>
        </draw:line>
        <draw:line draw:style-name="gr3" draw:text-style-name="P1" draw:layer="layout" svg:x1="6.245cm" svg:y1="3.453cm" svg:x2="7.52cm" svg:y2="3.453cm">
          <text:p/>
        </draw:line>
        <draw:line draw:style-name="gr3" draw:text-style-name="P1" draw:layer="layout" svg:x1="7.52cm" svg:y1="3.451cm" svg:x2="8.815cm" svg:y2="3.447cm">
          <text:p/>
        </draw:line>
        <draw:line draw:style-name="gr3" draw:text-style-name="P1" draw:layer="layout" svg:x1="8.793cm" svg:y1="3.447cm" svg:x2="10.063cm" svg:y2="3.447cm">
          <text:p/>
        </draw:line>
        <draw:line draw:style-name="gr3" draw:text-style-name="P1" draw:layer="layout" svg:x1="10.06cm" svg:y1="3.447cm" svg:x2="11.33cm" svg:y2="3.447cm">
          <text:p/>
        </draw:line>
        <draw:line draw:style-name="gr3" draw:text-style-name="P1" draw:layer="layout" svg:x1="11.328cm" svg:y1="2.163cm" svg:x2="12.598cm" svg:y2="2.163cm">
          <text:p/>
        </draw:line>
        <draw:line draw:style-name="gr3" draw:text-style-name="P1" draw:layer="layout" svg:x1="12.602cm" svg:y1="2.163cm" svg:x2="13.872cm" svg:y2="2.163cm">
          <text:p/>
        </draw:line>
        <draw:line draw:style-name="gr3" draw:text-style-name="P1" draw:layer="layout" svg:x1="13.876cm" svg:y1="3.442cm" svg:x2="15.146cm" svg:y2="3.442cm">
          <text:p/>
        </draw:line>
        <draw:line draw:style-name="gr3" draw:text-style-name="P1" draw:layer="layout" svg:x1="15.15cm" svg:y1="2.153cm" svg:x2="16.42cm" svg:y2="2.153cm">
          <text:p/>
        </draw:line>
        <draw:line draw:style-name="gr3" draw:text-style-name="P1" draw:layer="layout" svg:x1="16.42cm" svg:y1="2.153cm" svg:x2="17.872cm" svg:y2="2.153cm">
          <text:p/>
        </draw:line>
        <draw:line draw:style-name="gr2" draw:text-style-name="P1" draw:layer="layout" svg:x1="17.679cm" svg:y1="1.889cm" svg:x2="17.679cm" svg:y2="3.667cm">
          <text:p/>
        </draw:line>
        <draw:frame draw:style-name="gr4" draw:text-style-name="P4" draw:layer="layout" svg:width="2.001cm" svg:height="0.64cm" svg:x="4.764cm" svg:y="3.694cm">
          <draw:text-box>
            <text:p text:style-name="P4"><text:span text:style-name="T2">Dato LSB</text:span></text:p>
          </draw:text-box>
        </draw:frame>
        <draw:line draw:style-name="gr8" draw:text-style-name="P1" draw:layer="layout" svg:x1="4.98cm" svg:y1="4.375cm" svg:x2="15.14cm" svg:y2="4.375cm">
          <text:p/>
        </draw:line>
        <draw:frame draw:style-name="gr4" draw:text-style-name="P4" draw:layer="layout" svg:width="2.098cm" svg:height="0.64cm" svg:x="13.264cm" svg:y="3.695cm">
          <draw:text-box>
            <text:p text:style-name="P4"><text:span text:style-name="T2">Dato M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9T23:05:14.41</dc:date>
    <dc:creator>ian </dc:creator>
    <meta:editing-duration>PT10H9M9S</meta:editing-duration>
    <meta:editing-cycles>88</meta:editing-cycles>
    <meta:generator>OpenOffice/4.1.3$Win32 OpenOffice.org_project/413m1$Build-9783</meta:generator>
    <meta:document-statistic meta:object-count="47"/>
  </office:meta>
</office:document-meta>
</file>